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71fa" officeooo:paragraph-rsid="000171fa"/>
    </style:style>
    <style:style style:name="P2" style:family="paragraph" style:parent-style-name="Standard">
      <style:text-properties officeooo:rsid="0001f912" officeooo:paragraph-rsid="0001f912"/>
    </style:style>
    <style:style style:name="T1" style:family="text">
      <style:text-properties officeooo:rsid="0001f91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Story</text:p>
      <text:p text:style-name="P1"/>
      <text:p text:style-name="P1">Literarische Vorlage: Das Herz der Finsternis</text:p>
      <text:p text:style-name="P1"/>
      <text:p text:style-name="P1"/>
      <text:p text:style-name="P1">Zusammenfassung:<text:line-break/><text:line-break/><text:span text:style-name="T1">Das Herz der Finsternis handelt von der Erzählung, des alten Kapitäns Marlow. Dieser fuhr einst im Auftrag einer nicht genau genannten Handelsgesellschaft einen Fluss im Kongo aufwärts um einen Elfenbeinhändler namens Kurz abzuholen. Marlow schildert dabei die Erlebnisse die ihm auf seiner Reise wiederfahren, insbesondere die damaligen Verhätlnisse in den Kolonialgebieten und die behandlung und Misstände der einheimischen Bevölkerung. </text:span></text:p>
      <text:p text:style-name="P1"/>
      <text:p text:style-name="P2">Interpretation:<text:line-break/>Das Herz der Finsternis ließe sich oberflächlich durchaus als „Abenteuer-Erzählung“ klassifizieren. Tatsächlich behandelt das Buch ausfühlich die Gräultaten und Misstände in der damaligen Kolonie Beligisch Kongo. </text:p>
      <text:p text:style-name="P2"/>
      <text:p text:style-name="P1"/>
      <text:p text:style-name="P1">Setting und Historischer Kontext:</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0T03:50:41.035000000</meta:creation-date>
    <dc:date>2017-12-10T04:09:35.528000000</dc:date>
    <meta:editing-duration>PT8M54S</meta:editing-duration>
    <meta:editing-cycles>1</meta:editing-cycles>
    <meta:generator>LibreOffice/5.3.7.2$Windows_X86_64 LibreOffice_project/6b8ed514a9f8b44d37a1b96673cbbdd077e24059</meta:generator>
    <meta:document-statistic meta:table-count="0" meta:image-count="0" meta:object-count="0" meta:page-count="1" meta:paragraph-count="5" meta:word-count="98" meta:character-count="769" meta:non-whitespace-character-count="673"/>
  </office:meta>
</office:document-meta>
</file>